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108">
      <style:table-cell-properties fo:border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8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räsen-Kit UniProKit UPKlib V2.04 BOM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3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artname</text:p>
          </table:table-cell>
          <table:table-cell table:style-name="ce4" table:number-columns-repeated="2"/>
          <table:table-cell table:style-name="ce4" office:value-type="string" calcext:value-type="string">
            <text:p>PartNo.</text:p>
          </table:table-cell>
          <table:table-cell table:style-name="ce7"/>
          <table:table-cell table:style-name="ce4" office:value-type="string" calcext:value-type="string">
            <text:p>Description</text:p>
          </table:table-cell>
          <table:table-cell table:style-name="ce4" table:number-columns-repeated="4"/>
          <table:table-cell table:style-name="ce4" office:value-type="string" calcext:value-type="string">
            <text:p>Supplier</text:p>
          </table:table-cell>
        </table:table-row>
        <table:table-row table:style-name="ro1">
          <table:table-cell table:style-name="ce1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asis-Set</text:p>
          </table:table-cell>
          <table:table-cell table:style-name="Default" table:number-columns-repeated="3"/>
          <table:table-cell table:style-name="ce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Tslot32con</text:p>
          </table:table-cell>
          <table:table-cell table:number-columns-repeated="2"/>
          <table:table-cell table:style-name="ce5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4" office:value-type="string" calcext:value-type="string">
            <text:p>Box-Set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4" office:value-type="string" calcext:value-type="string">
            <text:p>Set Lineardrive 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M4nut</text:p>
          </table:table-cell>
          <table:table-cell table:style-name="ce2" table:number-columns-repeated="2"/>
          <table:table-cell table:style-name="ce2" office:value-type="float" office:value="19070613" calcext:value-type="float">
            <text:p>19070613</text:p>
          </table:table-cell>
          <table:table-cell table:style-name="ce9" office:value-type="float" office:value="12" calcext:value-type="float">
            <text:p>12</text:p>
          </table:table-cell>
          <table:table-cell table:style-name="ce2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3x10cyl</text:p>
          </table:table-cell>
          <table:table-cell table:style-name="ce2" table:number-columns-repeated="2"/>
          <table:table-cell table:style-name="ce2" office:value-type="float" office:value="19070615" calcext:value-type="float">
            <text:p>19070615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4" office:value-type="string" calcext:value-type="string">
            <text:p>Set Lineardrive 2</text:p>
          </table:table-cell>
          <table:table-cell table:style-name="Default" table:number-columns-repeated="3"/>
          <table:table-cell table:style-name="ce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4x48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mm, M4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5mm, M4 ISO 4762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4" office:value-type="string" calcext:value-type="string">
            <text:p>Set Electronics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Endstopswitch1b</text:p>
          </table:table-cell>
          <table:table-cell table:style-name="ce2" table:number-columns-repeated="2"/>
          <table:table-cell table:style-name="ce2" office:value-type="float" office:value="19082020" calcext:value-type="float">
            <text:p>19082020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Limit Switch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ololu-A4988</text:p>
          </table:table-cell>
          <table:table-cell table:style-name="ce2" table:number-columns-repeated="2"/>
          <table:table-cell table:style-name="ce2" office:value-type="float" office:value="19082019" calcext:value-type="float">
            <text:p>19082019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Treiber f. Steppermotor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Nema17_40con</text:p>
          </table:table-cell>
          <table:table-cell table:style-name="ce2" table:number-columns-repeated="2"/>
          <table:table-cell table:style-name="ce2" office:value-type="float" office:value="19082022" calcext:value-type="float">
            <text:p>19082022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Steppermotor, NEMA17, 0.42 Nm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Ramps-usb2B</text:p>
          </table:table-cell>
          <table:table-cell table:style-name="ce2" table:number-columns-repeated="2"/>
          <table:table-cell table:style-name="ce2" office:value-type="float" office:value="19082023" calcext:value-type="float">
            <text:p>19082023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USB 2.0 Typ B Kabel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Motor-4of8pol</text:p>
          </table:table-cell>
          <table:table-cell table:style-name="ce2" table:number-columns-repeated="2"/>
          <table:table-cell table:style-name="ce2" office:value-type="float" office:value="19082026" calcext:value-type="float">
            <text:p>19082026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Kabel f. Steppermotor, 4-pol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Endstop-3pol</text:p>
          </table:table-cell>
          <table:table-cell table:style-name="ce2" table:number-columns-repeated="2"/>
          <table:table-cell table:style-name="ce2" office:value-type="float" office:value="19082027" calcext:value-type="float">
            <text:p>19082027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Kabel f. Endswitch, 3-pol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 office:value-type="string" calcext:value-type="string">
            <text:p>Ps12V8A</text:p>
          </table:table-cell>
          <table:table-cell table:style-name="Default" table:number-columns-repeated="2"/>
          <table:table-cell table:style-name="Default" office:value-type="float" office:value="19082028" calcext:value-type="float">
            <text:p>1908202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12V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Set Gears</text:p>
          </table:table-cell>
          <table:table-cell table:number-columns-repeated="4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Set Maker's Mill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mm, M4 ISO 476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Ks0288cncshield</text:p>
          </table:table-cell>
          <table:table-cell table:style-name="Default" table:number-columns-repeated="2"/>
          <table:table-cell office:value-type="float" office:value="21031007" calcext:value-type="float">
            <text:p>21031007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Arduino kompatible Steueru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s500wspindel</text:p>
          </table:table-cell>
          <table:table-cell table:style-name="Default" table:number-columns-repeated="2"/>
          <table:table-cell office:value-type="float" office:value="21031008" calcext:value-type="float">
            <text:p>2103100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500w-Spinde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vctrl500wspindel</text:p>
          </table:table-cell>
          <table:table-cell table:style-name="Default" table:number-columns-repeated="2"/>
          <table:table-cell office:value-type="float" office:value="21031009" calcext:value-type="float">
            <text:p>21031009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wth118-1a 2w 4k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trlmount2f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Default" office:value-type="string" calcext:value-type="string">
            <text:p>cabel220v</text:p>
          </table:table-cell>
          <table:table-cell table:style-name="Default" table:number-columns-repeated="2"/>
          <table:table-cell office:value-type="float" office:value="21031011" calcext:value-type="float">
            <text:p>21031011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220V AC-Kabel mit Steck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bel20awg</text:p>
          </table:table-cell>
          <table:table-cell table:style-name="Default" table:number-columns-repeated="2"/>
          <table:table-cell office:value-type="float" office:value="21031012" calcext:value-type="float">
            <text:p>21031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Kabel <text:s/>0.75mm², awg2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rminalstrip1.5qmm</text:p>
          </table:table-cell>
          <table:table-cell table:style-name="Default" table:number-columns-repeated="2"/>
          <table:table-cell office:value-type="float" office:value="21031013" calcext:value-type="float">
            <text:p>21031013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Lüsterklemme 1.5 mm², 16A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RL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>
            <text:p>Std.-Part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Standard-Part, widely available from several source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Makers-Lab</text:p>
          </table:table-cell>
          <table:table-cell table:style-name="Default" office:value-type="string" calcext:value-type="string">
            <text:p>ML</text:p>
          </table:table-cell>
          <table:table-cell table:style-name="Default" office:value-type="string" calcext:value-type="string">
            <text:p>http:makers-lab.de</text:p>
          </table:table-cell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00.00.0000</text:date>, <text:time style:data-style-name="N2" text:time-value="12:42:04.8845859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13T15:00:01.175134852</dc:date>
    <dc:creator>os </dc:creator>
    <meta:editing-duration>P3DT13H53M9S</meta:editing-duration>
    <meta:editing-cycles>328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293" meta:object-count="0"/>
  </office:meta>
</office:document-meta>
</file>